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textarea-horizontal-align="justify" draw:textarea-vertical-align="top" draw:auto-grow-height="false" fo:min-height="4.249cm" fo:min-width="4.634cm"/>
    </style:style>
    <style:style style:name="gr2" style:family="graphic" style:parent-style-name="standard">
      <style:graphic-properties draw:textarea-horizontal-align="justify" draw:textarea-vertical-align="top" draw:auto-grow-height="false" fo:min-height="3.573cm" fo:min-width="5.89cm"/>
    </style:style>
    <style:style style:name="gr3" style:family="graphic" style:parent-style-name="standard">
      <style:graphic-properties draw:textarea-horizontal-align="justify" draw:textarea-vertical-align="top" draw:auto-grow-height="false" fo:min-height="5.634cm" fo:min-width="4.634cm"/>
    </style:style>
    <style:style style:name="gr4" style:family="graphic" style:parent-style-name="standard">
      <style:graphic-properties draw:textarea-horizontal-align="justify" draw:textarea-vertical-align="top" draw:auto-grow-height="false" fo:min-height="3.904cm" fo:min-width="5.062cm"/>
    </style:style>
    <style:style style:name="gr5" style:family="graphic" style:parent-style-name="standard">
      <style:graphic-properties draw:textarea-horizontal-align="justify" draw:textarea-vertical-align="top" draw:auto-grow-height="false" fo:min-height="2.865cm" fo:min-width="4.848cm"/>
    </style:style>
    <style:style style:name="gr6" style:family="graphic" style:parent-style-name="standard">
      <style:graphic-properties draw:textarea-horizontal-align="justify" draw:textarea-vertical-align="top" draw:auto-grow-height="false" fo:min-height="3.211cm" fo:min-width="5.16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top" draw:auto-grow-height="false" fo:min-height="2.058cm" fo:min-width="2.294cm"/>
    </style:style>
    <style:style style:name="gr9" style:family="graphic" style:parent-style-name="standard">
      <style:graphic-properties draw:textarea-horizontal-align="justify" draw:textarea-vertical-align="top" draw:auto-grow-height="false" fo:min-height="2.058cm" fo:min-width="2.387cm"/>
    </style:style>
    <style:style style:name="gr10" style:family="graphic" style:parent-style-name="standard">
      <style:graphic-properties draw:textarea-horizontal-align="justify" draw:textarea-vertical-align="top" draw:auto-grow-height="false" fo:min-height="3.211cm" fo:min-width="2.265cm"/>
    </style:style>
    <style:style style:name="gr11" style:family="graphic" style:parent-style-name="standard">
      <style:graphic-properties draw:textarea-horizontal-align="justify" draw:textarea-vertical-align="top" draw:auto-grow-height="false" fo:min-height="3.211cm" fo:min-width="2.361cm"/>
    </style:style>
    <style:style style:name="gr12" style:family="graphic" style:parent-style-name="standard">
      <style:graphic-properties draw:stroke="none" svg:stroke-color="#000000" draw:fill="none" draw:fill-color="#ffffff" fo:min-height="0.673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9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5.469cm"/>
    </style:style>
    <style:style style:name="gr16" style:family="graphic" style:parent-style-name="standard" style:list-style-name="L1">
      <style:graphic-properties draw:textarea-horizontal-align="justify" draw:textarea-vertical-align="top" draw:auto-grow-height="false" fo:min-height="4.195cm" fo:min-width="4.199cm"/>
    </style:style>
    <style:style style:name="P1" style:family="paragraph">
      <style:paragraph-properties fo:text-align="start"/>
    </style:style>
    <style:style style:name="P2" style:family="paragraph">
      <loext:graphic-properties draw:opacity="100%"/>
      <style:paragraph-properties fo:text-align="start"/>
      <style:text-properties style:text-underline-style="solid" style:text-underline-width="auto" style:text-underline-color="font-color" fo:font-weight="normal" style:font-weight-asian="bold" style:font-weight-complex="bold"/>
    </style:style>
    <style:style style:name="P3" style:family="paragraph"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star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>
      <style:paragraph-properties fo:text-align="start"/>
      <style:text-properties fo:font-size="15pt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>
      <style:paragraph-properties fo:text-align="start"/>
      <style:text-properties fo:font-size="13pt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text-shadow="none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9" style:family="text">
      <style:text-properties fo:font-size="13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3pt" style:text-underline-style="none" fo:font-weight="normal" style:font-weight-asian="normal" style:font-weight-complex="normal"/>
    </style:style>
    <style:style style:name="T11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34cm" svg:height="4.499cm" svg:x="9.871cm" svg:y="4.752cm">
          <text:p text:style-name="P1"><text:span text:style-name="T1">Synthesiz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int pitch;</text:span></text:p>
          <text:p text:style-name="P1"><text:span text:style-name="T2">float volume;</text:span></text:p>
          <text:p text:style-name="P1"><text:span text:style-name="T2">int sampleRate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9cm" svg:height="3.823cm" svg:x="1.849cm" svg:y="5.559cm">
          <text:p text:style-name="P1"><text:span text:style-name="T1">JackModule</text:span></text:p>
          <text:p text:style-name="P1"><text:span text:style-name="T1"/></text:p>
          <text:p text:style-name="P1"><text:span text:style-name="T3">Code Marc Groenewege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34cm" svg:height="5.884cm" svg:x="9.978cm" svg:y="11.444cm">
          <text:p text:style-name="P1"><text:span text:style-name="T1">SubSynth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2">Oscillator *osc1ptr;</text:span></text:p>
          <text:p text:style-name="P1"><text:span text:style-name="T2">Oscillator *osc2ptr;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62cm" svg:height="4.154cm" svg:x="16.075cm" svg:y="5.559cm">
          <text:p text:style-name="P1"><text:span text:style-name="T5">Midi</text:span></text:p>
          <text:p text:style-name="P1"><text:span text:style-name="T6"/></text:p>
          <text:p text:style-name="P1"><text:span text:style-name="T6">RtMidi? //library</text:span></text:p>
          <text:p text:style-name="P1"><text:span text:style-name="T6">Portmidi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348cm" svg:height="3.115cm" svg:x="16.396cm" svg:y="12.713cm">
          <text:p text:style-name="P1"><text:span text:style-name="T7">Filter</text:span></text:p>
          <text:p text:style-name="P1"><text:span text:style-name="T2"/></text:p>
          <text:p text:style-name="P1"><text:span text:style-name="T2"/></text:p>
          <text:p text:style-name="P1"><text:span text:style-name="T2">float *filterBuffer; </text:span></text:p>
          <text:p text:style-name="P1"><text:span text:style-name="T2">//ringbuff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669cm" svg:height="3.461cm" svg:x="2.919cm" svg:y="12.482cm">
          <text:p text:style-name="P1"><text:span text:style-name="T1">Oscillator</text:span></text:p>
          <text:p text:style-name="P1"><text:span text:style-name="T2">virtual getSample() =0;</text:span></text:p>
          <text:p text:style-name="P1"><text:span text:style-name="T2">setFreq();</text:span></text:p>
          <text:p text:style-name="P1"><text:span text:style-name="T2"/></text:p>
          <text:p text:style-name="P1"><text:span text:style-name="T2">float phase;</text:span></text:p>
          <text:p text:style-name="P1"><text:span text:style-name="T2">float phasestep;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2.545cm" svg:y1="11.443cm" svg:x2="12.545cm" svg:y2="9.251cm">
          <text:p/>
        </draw:line>
        <draw:line draw:style-name="gr7" draw:text-style-name="P6" draw:layer="layout" svg:x1="15.112cm" svg:y1="14.212cm" svg:x2="16.396cm" svg:y2="14.212cm">
          <text:p/>
        </draw:line>
        <draw:line draw:style-name="gr7" draw:text-style-name="P6" draw:layer="layout" svg:x1="9.978cm" svg:y1="14.097cm" svg:x2="8.481cm" svg:y2="14.097cm">
          <text:p/>
        </draw:line>
        <draw:custom-shape draw:style-name="gr8" draw:text-style-name="P7" draw:layer="layout" svg:width="2.794cm" svg:height="2.308cm" svg:x="1cm" svg:y="16.875cm">
          <text:p text:style-name="P1"><text:span text:style-name="T8">SineWave</text:span></text:p>
          <text:p text:style-name="P1"><text:span text:style-name="T8"/></text:p>
          <text:p text:style-name="P1"><text:span text:style-name="T2">getSample(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794cm" svg:height="2.308cm" svg:x="4.048cm" svg:y="16.853cm">
          <text:p text:style-name="P1"><text:span text:style-name="T8">SawWave</text:span></text:p>
          <text:p text:style-name="P1"><text:span text:style-name="T8"/></text:p>
          <text:p text:style-name="P1"><text:span text:style-name="T2">getSample(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887cm" svg:height="2.308cm" svg:x="6.969cm" svg:y="16.875cm">
          <text:p text:style-name="P1"><text:span text:style-name="T9">SquareWave</text:span></text:p>
          <text:p text:style-name="P1"><text:span text:style-name="T9"/></text:p>
          <text:p text:style-name="P1"><text:span text:style-name="T10">getSample()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3.026cm" svg:y1="16.866cm" svg:x2="4.523cm" svg:y2="15.943cm">
          <text:p/>
        </draw:line>
        <draw:line draw:style-name="gr7" draw:text-style-name="P6" draw:layer="layout" svg:x1="5.272cm" svg:y1="16.866cm" svg:x2="5.272cm" svg:y2="15.943cm">
          <text:p/>
        </draw:line>
        <draw:line draw:style-name="gr7" draw:text-style-name="P6" draw:layer="layout" svg:x1="8.052cm" svg:y1="16.866cm" svg:x2="6.555cm" svg:y2="15.943cm">
          <text:p/>
        </draw:line>
        <draw:custom-shape draw:style-name="gr10" draw:text-style-name="P7" draw:layer="layout" svg:width="2.765cm" svg:height="3.461cm" svg:x="16.396cm" svg:y="17.097cm">
          <text:p text:style-name="P1"><text:span text:style-name="T8">High-Pass</text:span></text:p>
          <text:p text:style-name="P1"><text:span text:style-name="T2"/></text:p>
          <text:p text:style-name="P1"><text:span text:style-name="T2">functie </text:span></text:p>
          <text:p text:style-name="P1"><text:span text:style-name="T2">based of</text:span></text:p>
          <text:p text:style-name="P1"><text:span text:style-name="T2">filterbuffer[]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861cm" svg:height="3.461cm" svg:x="19.475cm" svg:y="17.097cm">
          <text:p text:style-name="P1"><text:span text:style-name="T8">Low-Pass</text:span></text:p>
          <text:p text:style-name="P1"><text:span text:style-name="T8"/></text:p>
          <text:p text:style-name="P9"><text:span text:style-name="T2">functie </text:span></text:p>
          <text:p text:style-name="P9"><text:span text:style-name="T2">based of</text:span></text:p>
          <text:p text:style-name="P1"><text:span text:style-name="T2">filterbuffer[]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7.572cm" svg:y1="17.097cm" svg:x2="18.107cm" svg:y2="15.828cm">
          <text:p/>
        </draw:line>
        <draw:line draw:style-name="gr7" draw:text-style-name="P6" draw:layer="layout" svg:x1="20.567cm" svg:y1="17.097cm" svg:x2="19.925cm" svg:y2="15.828cm">
          <text:p/>
        </draw:line>
        <draw:frame draw:style-name="gr12" draw:text-style-name="P10" draw:layer="layout" svg:width="4.706cm" svg:height="0.962cm" svg:x="20.431cm" svg:y="3.721cm">
          <draw:text-box>
            <text:p>INPUT</text:p>
          </draw:text-box>
        </draw:frame>
        <draw:frame draw:style-name="gr13" draw:text-style-name="P10" draw:layer="layout" svg:width="5.461cm" svg:height="0.962cm" svg:x="10.017cm" svg:y="3.794cm">
          <draw:text-box>
            <text:p>TRANSFORM</text:p>
          </draw:text-box>
        </draw:frame>
        <draw:frame draw:style-name="gr12" draw:text-style-name="P10" draw:layer="layout" svg:width="5.348cm" svg:height="0.962cm" svg:x="2.277cm" svg:y="4.29cm">
          <draw:text-box>
            <text:p>OUTPUT</text:p>
          </draw:text-box>
        </draw:frame>
        <draw:frame draw:style-name="gr14" draw:text-style-name="P10" draw:layer="layout" svg:width="0.502cm" svg:height="1.187cm" svg:x="8.588cm" svg:y="5.213cm">
          <draw:text-box>
            <text:p/>
          </draw:text-box>
        </draw:frame>
        <draw:custom-shape draw:style-name="gr15" draw:text-style-name="P12" draw:layer="layout" svg:width="5.969cm" svg:height="1.651cm" svg:x="9.763cm" svg:y="1.381cm">
          <text:p text:style-name="P11"><text:span text:style-name="T11">Main.cpp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699cm" svg:height="4.445cm" svg:x="22.082cm" svg:y="5.572cm">
          <text:p text:style-name="P13"><text:span text:style-name="T1">User Interface</text:span></text:p>
          <text:p text:style-name="P13"><text:span text:style-name="T2"/></text:p>
          <text:p text:style-name="P13"><text:span text:style-name="T2">Commands()</text:span></text:p>
          <text:p text:style-name="P13"><text:span text:style-name="T2">Input()</text:span></text:p>
          <text:p text:style-name="P13"><text:span text:style-name="T2">split()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826cm" svg:y1="5.572cm" svg:x2="9.763cm" svg:y2="3.032cm">
          <text:p/>
        </draw:line>
        <draw:line draw:style-name="gr7" draw:text-style-name="P6" draw:layer="layout" svg:x1="18.018cm" svg:y1="5.572cm" svg:x2="14.97cm" svg:y2="3.032cm">
          <text:p/>
        </draw:line>
        <draw:line draw:style-name="gr7" draw:text-style-name="P6" draw:layer="layout" svg:x1="23.225cm" svg:y1="5.572cm" svg:x2="15.732cm" svg:y2="2.778cm">
          <text:p/>
        </draw:line>
        <draw:line draw:style-name="gr7" draw:text-style-name="P6" draw:layer="layout" svg:x1="14.462cm" svg:y1="4.81cm" svg:x2="14.081cm" svg:y2="3.0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2:29.266000000</meta:creation-date>
    <dc:date>2018-03-06T13:08:31.230000000</dc:date>
    <meta:editing-duration>PT18H36M35S</meta:editing-duration>
    <meta:editing-cycles>5</meta:editing-cycles>
    <meta:generator>LibreOffice/6.0.1.1$Windows_X86_64 LibreOffice_project/60bfb1526849283ce2491346ed2aa51c465abfe6</meta:generator>
    <meta:document-statistic meta:object-count="29"/>
  </office:meta>
</office:document-meta>
</file>